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man_Korobkov_age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99293112755" calcext:value-type="float">
            <text:p>3.992931127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87250781059" calcext:value-type="float">
            <text:p>2.872507810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23318219185" calcext:value-type="float">
            <text:p>2.233182191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15330004692" calcext:value-type="float">
            <text:p>4.1533000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10522198677" calcext:value-type="float">
            <text:p>4.10522198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0176320076" calcext:value-type="float">
            <text:p>3.0176320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36114096642" calcext:value-type="float">
            <text:p>3.361140966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6649479866" calcext:value-type="float">
            <text:p>1.664947986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81710910797" calcext:value-type="float">
            <text:p>2.81710910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16843700409" calcext:value-type="float">
            <text:p>2.168437004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0177719593" calcext:value-type="float">
            <text:p>2.017771959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12143301964" calcext:value-type="float">
            <text:p>4.12143301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928208828" calcext:value-type="float">
            <text:p>2.592820882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38523292542" calcext:value-type="float">
            <text:p>1.385232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.33692193031" calcext:value-type="float">
            <text:p>8.336921930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93743300438" calcext:value-type="float">
            <text:p>2.9374330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83287405968" calcext:value-type="float">
            <text:p>5.832874059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9532392025" calcext:value-type="float">
            <text:p>3.953239202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6414129734" calcext:value-type="float">
            <text:p>4.641412973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87293577194" calcext:value-type="float">
            <text:p>4.872935771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5.72789502144" calcext:value-type="float">
            <text:p>5.727895021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8654050827" calcext:value-type="float">
            <text:p>2.865405082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.30677604675" calcext:value-type="float">
            <text:p>6.30677604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46562290192" calcext:value-type="float">
            <text:p>2.465622901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0.3133850098" calcext:value-type="float">
            <text:p>10.313385009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9.95278215408" calcext:value-type="float">
            <text:p>9.95278215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.2409310341" calcext:value-type="float">
            <text:p>11.2409310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91289782524" calcext:value-type="float">
            <text:p>2.912897825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44933700562" calcext:value-type="float">
            <text:p>4.44933700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62536692619" calcext:value-type="float">
            <text:p>3.625366926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6.90478801727" calcext:value-type="float">
            <text:p>6.904788017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19357085228" calcext:value-type="float">
            <text:p>3.193570852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.47288107872" calcext:value-type="float">
            <text:p>9.472881078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9.14539694786" calcext:value-type="float">
            <text:p>9.145396947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9.96889805794" calcext:value-type="float">
            <text:p>9.968898057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.07298994064" calcext:value-type="float">
            <text:p>6.072989940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07327604294" calcext:value-type="float">
            <text:p>3.0732760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29703712463" calcext:value-type="float">
            <text:p>3.297037124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.45740699768" calcext:value-type="float">
            <text:p>4.457406997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4963991642" calcext:value-type="float">
            <text:p>2.496399164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9.74521017075" calcext:value-type="float">
            <text:p>9.74521017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96915197372" calcext:value-type="float">
            <text:p>2.9691519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54564905167" calcext:value-type="float">
            <text:p>2.545649051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32824206352" calcext:value-type="float">
            <text:p>3.328242063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25783920288" calcext:value-type="float">
            <text:p>5.257839202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5.3212239742" calcext:value-type="float">
            <text:p>15.321223974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83298110962" calcext:value-type="float">
            <text:p>2.832981109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.09722805023" calcext:value-type="float">
            <text:p>9.097228050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60086202621" calcext:value-type="float">
            <text:p>2.600862026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.12957310677" calcext:value-type="float">
            <text:p>6.129573106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81713700294" calcext:value-type="float">
            <text:p>4.8171370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30509901047" calcext:value-type="float">
            <text:p>3.305099010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08937311172" calcext:value-type="float">
            <text:p>3.089373111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12092709541" calcext:value-type="float">
            <text:p>3.120927095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93683290482" calcext:value-type="float">
            <text:p>2.936832904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49681305885" calcext:value-type="float">
            <text:p>3.496813058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62462997437" calcext:value-type="float">
            <text:p>2.624629974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52940487862" calcext:value-type="float">
            <text:p>3.529404878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57886791229" calcext:value-type="float">
            <text:p>2.578867912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8.8809170723" calcext:value-type="float">
            <text:p>8.88091707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36093997955" calcext:value-type="float">
            <text:p>3.360939979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86535716057" calcext:value-type="float">
            <text:p>2.8653571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93696904182" calcext:value-type="float">
            <text:p>3.936969041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23325109482" calcext:value-type="float">
            <text:p>4.2332510948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1" calcext:value-type="float">
            <text:p>1</text:p>
          </table:table-cell>
          <table:table-cell table:formula="of:=(8-COUNTIF([.C1:.C64];&quot;=0&quot;))/8" office:value-type="float" office:value="1" calcext:value-type="float">
            <text:p>1</text:p>
          </table:table-cell>
          <table:table-cell table:formula="of:=(8-COUNTIF([.D1:.D64];&quot;=0&quot;))/8" office:value-type="float" office:value="0.75" calcext:value-type="float">
            <text:p>0.75</text:p>
          </table:table-cell>
          <table:table-cell table:formula="of:=(8-COUNTIF([.E1:.E64];&quot;=0&quot;))/8" office:value-type="float" office:value="0.25" calcext:value-type="float">
            <text:p>0.25</text:p>
          </table:table-cell>
          <table:table-cell table:formula="of:=(8-COUNTIF([.F1:.F64];&quot;=0&quot;))/8" office:value-type="float" office:value="0.375" calcext:value-type="float">
            <text:p>0.37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7:48:23.227256511</dc:date>
    <meta:editing-duration>PT1M38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